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9933"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text-properties fo:color="#009900"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text-properties fo:color="#009900" style:font-name="Times New Roman" fo:font-size="14pt" fo:language="en" fo:country="US" style:font-size-asian="14pt" style:font-name-complex="Times New Roman" style:font-size-complex="14pt"/>
    </style:style>
    <style:style style:name="P4" style:family="paragraph" style:parent-style-name="Standard">
      <style:text-properties fo:color="#ff0000"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fo:color="#ff0000" style:font-name="Times New Roman" fo:font-size="14pt" fo:language="en" fo:country="US" style:font-size-asian="14pt" style:font-name-complex="Times New Roman" style:font-size-complex="14pt"/>
    </style:style>
    <style:style style:name="P6" style:family="paragraph" style:parent-style-name="Standard">
      <style:text-properties officeooo:paragraph-rsid="001b1f03"/>
    </style:style>
    <style:style style:name="P7" style:family="paragraph" style:parent-style-name="Standard">
      <style:text-properties officeooo:paragraph-rsid="001e7fde"/>
    </style:style>
    <style:style style:name="P8" style:family="paragraph" style:parent-style-name="Standard" style:master-page-name="MP0">
      <style:paragraph-properties style:page-number="auto"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" style:family="text">
      <style:text-properties fo:color="#009900" style:font-name="Times New Roman" fo:font-size="14pt" style:font-size-asian="14pt" style:font-name-complex="Times New Roman" style:font-size-complex="14pt"/>
    </style:style>
    <style:style style:name="T2" style:family="text">
      <style:text-properties fo:color="#009900" style:font-name="Times New Roman" fo:font-size="14pt" officeooo:rsid="001b1f03" style:font-size-asian="14pt" style:font-name-complex="Times New Roman" style:font-size-complex="14pt"/>
    </style:style>
    <style:style style:name="T3" style:family="text">
      <style:text-properties fo:color="#009900" style:font-name="Times New Roman" fo:font-size="14pt" officeooo:rsid="001e7fde" style:font-size-asian="14pt" style:font-name-complex="Times New Roman" style:font-size-complex="14pt"/>
    </style:style>
    <style:style style:name="T4" style:family="text">
      <style:text-properties fo:color="#009900" style:font-name="Times New Roman" fo:font-size="14pt" fo:language="en" fo:country="US" style:font-size-asian="14pt" style:font-name-complex="Times New Roman" style:font-size-complex="14pt"/>
    </style:style>
    <style:style style:name="T5" style:family="text">
      <style:text-properties fo:color="#ff0000" style:font-name="Times New Roman" fo:font-size="14pt" style:font-size-asian="14pt" style:font-name-complex="Times New Roman" style:font-size-complex="14pt"/>
    </style:style>
    <style:style style:name="T6" style:family="text">
      <style:text-properties fo:color="#00b050"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1b1f03" style:font-size-asian="14pt" style:font-name-complex="Times New Roman" style:font-size-complex="14pt"/>
    </style:style>
    <style:style style:name="T8" style:family="text">
      <style:text-properties fo:color="#800000" style:font-name="Times New Roman" fo:font-size="14pt" style:font-size-asian="14pt" style:font-name-complex="Times New Roman" style:font-size-complex="14pt"/>
    </style:style>
    <style:style style:name="T9" style:family="text">
      <style:text-properties fo:color="#800000" style:font-name="Times New Roman" fo:font-size="14pt" officeooo:rsid="001b1f03" style:font-size-asian="14pt" style:font-name-complex="Times New Roman" style:font-size-complex="14pt"/>
    </style:style>
    <style:style style:name="T10" style:family="text">
      <style:text-properties fo:color="#009933" style:font-name="Times New Roman" fo:font-size="14pt" officeooo:rsid="001b1f03" style:font-size-asian="14pt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одготовка среды:</text:p>
      <text:p text:style-name="P1">- установил gulp</text:p>
      <text:p text:style-name="P1">- установил Smart-grid</text:p>
      <text:p text:style-name="P1">- установил gulp-less</text:p>
      <text:p text:style-name="P1">- установил browserSync</text:p>
      <text:p text:style-name="P1">- настроить пути с переменными</text:p>
      <text:p text:style-name="Standard"><text:span text:style-name="Основной_20_шрифт_20_абзаца"><text:span text:style-name="T1">- настроить </text:span></text:span><text:span text:style-name="Основной_20_шрифт_20_абзаца"><text:span text:style-name="T4">watch</text:span></text:span><text:span text:style-name="Основной_20_шрифт_20_абзаца"><text:span text:style-name="T1">-ер на </text:span></text:span><text:span text:style-name="Основной_20_шрифт_20_абзаца"><text:span text:style-name="T4">js</text:span></text:span><text:span text:style-name="Основной_20_шрифт_20_абзаца"><text:span text:style-name="T1"> файлы</text:span></text:span></text:p>
      <text:p text:style-name="P2">- сделать .reset();</text:p>
      <text:p text:style-name="P2">- файлы *.less раздели на</text:p>
      <text:p text:style-name="Standard"><text:span text:style-name="Основной_20_шрифт_20_абзаца"><text:span text:style-name="T1"><text:s text:c="8"/></text:span></text:span><text:span text:style-name="Основной_20_шрифт_20_абзаца"><text:span text:style-name="T4">fonts.less</text:span></text:span></text:p>
      <text:p text:style-name="P3"><text:s text:c="8"/>var.less</text:p>
      <text:p text:style-name="Standard"><text:span text:style-name="Основной_20_шрифт_20_абзаца"><text:span text:style-name="T4"><text:s text:c="8"/>first.less </text:span></text:span><text:span text:style-name="Основной_20_шрифт_20_абзаца"><text:span text:style-name="T1">и</text:span></text:span><text:span text:style-name="Основной_20_шрифт_20_абзаца"><text:span text:style-name="T4"> </text:span></text:span><text:span text:style-name="Основной_20_шрифт_20_абзаца"><text:span text:style-name="T1">т</text:span></text:span><text:span text:style-name="Основной_20_шрифт_20_абзаца"><text:span text:style-name="T4">.</text:span></text:span><text:span text:style-name="Основной_20_шрифт_20_абзаца"><text:span text:style-name="T1">д</text:span></text:span><text:span text:style-name="Основной_20_шрифт_20_абзаца"><text:span text:style-name="T4">.</text:span></text:span></text:p>
      <text:p text:style-name="P4">подключить 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1">- </text:span></text:span><text:span text:style-name="Основной_20_шрифт_20_абзаца"><text:span text:style-name="T4">minify</text:span></text:span></text:p>
      <text:p text:style-name="P5"><text:tab/>-concat</text:p>
      <text:p text:style-name="Standard"><text:span text:style-name="Основной_20_шрифт_20_абзаца"><text:span text:style-name="T6">- расставить breakPoints</text:span></text:span></text:p>
      <text:p text:style-name="Standard"><text:span text:style-name="Основной_20_шрифт_20_абзаца"><text:span text:style-name="T6"/></text:span></text:p>
      <text:p text:style-name="Standard"><text:span text:style-name="Основной_20_шрифт_20_абзаца"><text:span text:style-name="T8"/></text:span></text:p>
      <text:p text:style-name="P6"><text:span text:style-name="Основной_20_шрифт_20_абзаца"><text:span text:style-name="T2">1 поправь первый заголовок не картинка, а текст + css (edited)</text:span></text:span></text:p>
      <text:p text:style-name="P6"><text:span text:style-name="Основной_20_шрифт_20_абзаца"><text:span text:style-name="T2"><text:tab/>- </text:span></text:span><text:span text:style-name="Основной_20_шрифт_20_абзаца"><text:span text:style-name="T3">поправил</text:span></text:span></text:p>
      <text:p text:style-name="P6"><text:span text:style-name="Основной_20_шрифт_20_абзаца"><text:span text:style-name="T2">2 удали все лишние файлы из проекта</text:span></text:span></text:p>
      <text:p text:style-name="P7"><text:span text:style-name="Основной_20_шрифт_20_абзаца"><text:span text:style-name="T2"><text:tab/>- </text:span></text:span><text:span text:style-name="Основной_20_шрифт_20_абзаца"><text:span text:style-name="T3">удалил картинки(layout.jpg, <text:s/>plastic.png)<text:tab/></text:span></text:span></text:p>
      <text:p text:style-name="P7"><text:span text:style-name="Основной_20_шрифт_20_абзаца"><text:span text:style-name="T3"><text:tab/>- удалил first.less(потому что я его не использовал)</text:span></text:span></text:p>
      <text:p text:style-name="P7"><text:span text:style-name="Основной_20_шрифт_20_абзаца"><text:span text:style-name="T3"><text:tab/>- файлы js пока оставил, т.к думаю что они может ещё понадобятся</text:span></text:span></text:p>
      <text:p text:style-name="P6"><text:span text:style-name="Основной_20_шрифт_20_абзаца"><text:span text:style-name="T2">3 index.html сделай нормально, в src файл для редактирования, в dist ужатый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2">Как пользоваться SmartGrid:</text:span></text:span></text:p>
      <text:p text:style-name="P6"><text:span text:style-name="Основной_20_шрифт_20_абзаца"><text:span text:style-name="T2">1 Заполни config для сетки в gulpfile.js</text:span></text:span></text:p>
      <text:p text:style-name="P6"><text:span text:style-name="Основной_20_шрифт_20_абзаца"><text:span text:style-name="T2">```const smartGridConf = {</text:span></text:span></text:p>
      <text:p text:style-name="P6"><text:span text:style-name="Основной_20_шрифт_20_абзаца"><text:span text:style-name="T2"><text:s text:c="4"/>outputStyle: 'scss',</text:span></text:span></text:p>
      <text:p text:style-name="P6"><text:span text:style-name="Основной_20_шрифт_20_абзаца"><text:span text:style-name="T2"><text:s text:c="4"/>columns: 12,</text:span></text:span></text:p>
      <text:p text:style-name="P6"><text:span text:style-name="Основной_20_шрифт_20_абзаца"><text:span text:style-name="T2"><text:s text:c="4"/>offset: "30px",</text:span></text:span></text:p>
      <text:p text:style-name="P6"><text:span text:style-name="Основной_20_шрифт_20_абзаца"><text:span text:style-name="T2"><text:s text:c="4"/>mobileFirst: false,</text:span></text:span></text:p>
      <text:p text:style-name="P6"><text:span text:style-name="Основной_20_шрифт_20_абзаца"><text:span text:style-name="T2"><text:s text:c="4"/>container: {</text:span></text:span></text:p>
      <text:p text:style-name="P6"><text:span text:style-name="Основной_20_шрифт_20_абзаца"><text:span text:style-name="T2"><text:s text:c="8"/>maxWidth: "1200px",</text:span></text:span></text:p>
      <text:p text:style-name="P6"><text:span text:style-name="Основной_20_шрифт_20_абзаца"><text:span text:style-name="T2"><text:s text:c="8"/>fields: "30px"</text:span></text:span></text:p>
      <text:p text:style-name="P6"><text:span text:style-name="Основной_20_шрифт_20_абзаца"><text:span text:style-name="T2"><text:s text:c="4"/>},</text:span></text:span></text:p>
      <text:p text:style-name="P6"><text:span text:style-name="Основной_20_шрифт_20_абзаца"><text:span text:style-name="T2"><text:s text:c="4"/>breakPoints: {</text:span></text:span></text:p>
      <text:p text:style-name="P6"><text:span text:style-name="Основной_20_шрифт_20_абзаца"><text:span text:style-name="T2"><text:s text:c="8"/>lg: {</text:span></text:span></text:p>
      <text:p text:style-name="P6"><text:span text:style-name="Основной_20_шрифт_20_абзаца"><text:span text:style-name="T2"><text:s text:c="12"/>width: "1200px",</text:span></text:span></text:p>
      <text:p text:style-name="P6"><text:span text:style-name="Основной_20_шрифт_20_абзаца"><text:span text:style-name="T2"><text:s text:c="12"/>fields: "30px"</text:span></text:span></text:p>
      <text:p text:style-name="P6"><text:span text:style-name="Основной_20_шрифт_20_абзаца"><text:span text:style-name="T2"><text:s text:c="8"/>},</text:span></text:span></text:p>
      <text:p text:style-name="P6"><text:span text:style-name="Основной_20_шрифт_20_абзаца"><text:span text:style-name="T2"><text:s text:c="8"/>md: {</text:span></text:span></text:p>
      <text:p text:style-name="P6"><text:span text:style-name="Основной_20_шрифт_20_абзаца"><text:span text:style-name="T2"><text:s text:c="12"/>width: "992px",</text:span></text:span></text:p>
      <text:p text:style-name="P6"><text:span text:style-name="Основной_20_шрифт_20_абзаца"><text:span text:style-name="T2"><text:s text:c="12"/>fields: "20px"</text:span></text:span></text:p>
      <text:p text:style-name="P6"><text:span text:style-name="Основной_20_шрифт_20_абзаца"><text:span text:style-name="T2"><text:s text:c="8"/>},</text:span></text:span></text:p>
      <text:p text:style-name="P6"><text:span text:style-name="Основной_20_шрифт_20_абзаца"><text:span text:style-name="T2"><text:s text:c="8"/>sm: {</text:span></text:span></text:p>
      <text:p text:style-name="P6"><text:span text:style-name="Основной_20_шрифт_20_абзаца"><text:span text:style-name="T2"><text:s text:c="12"/>width: "768px",</text:span></text:span></text:p>
      <text:p text:style-name="P6"><text:soft-page-break/><text:span text:style-name="Основной_20_шрифт_20_абзаца"><text:span text:style-name="T2"><text:s text:c="12"/>fields: "15px"</text:span></text:span></text:p>
      <text:p text:style-name="P6"><text:span text:style-name="Основной_20_шрифт_20_абзаца"><text:span text:style-name="T2"><text:s text:c="8"/>},</text:span></text:span></text:p>
      <text:p text:style-name="P6"><text:span text:style-name="Основной_20_шрифт_20_абзаца"><text:span text:style-name="T2"><text:s text:c="8"/>xs: {</text:span></text:span></text:p>
      <text:p text:style-name="P6"><text:span text:style-name="Основной_20_шрифт_20_абзаца"><text:span text:style-name="T2"><text:s text:c="12"/>width: "576px",</text:span></text:span></text:p>
      <text:p text:style-name="P6"><text:span text:style-name="Основной_20_шрифт_20_абзаца"><text:span text:style-name="T2"><text:s text:c="12"/>fields: "10px"</text:span></text:span></text:p>
      <text:p text:style-name="P6"><text:span text:style-name="Основной_20_шрифт_20_абзаца"><text:span text:style-name="T2"><text:s text:c="8"/>},</text:span></text:span></text:p>
      <text:p text:style-name="P6"><text:span text:style-name="Основной_20_шрифт_20_абзаца"><text:span text:style-name="T2"><text:s text:c="8"/>xxs: {</text:span></text:span></text:p>
      <text:p text:style-name="P6"><text:span text:style-name="Основной_20_шрифт_20_абзаца"><text:span text:style-name="T2"><text:s text:c="12"/>width: "480px",</text:span></text:span></text:p>
      <text:p text:style-name="P6"><text:span text:style-name="Основной_20_шрифт_20_абзаца"><text:span text:style-name="T2"><text:s text:c="12"/>fields: "5px"</text:span></text:span></text:p>
      <text:p text:style-name="P6"><text:span text:style-name="Основной_20_шрифт_20_абзаца"><text:span text:style-name="T2"><text:s text:c="8"/>}</text:span></text:span></text:p>
      <text:p text:style-name="P6"><text:span text:style-name="Основной_20_шрифт_20_абзаца"><text:span text:style-name="T2"><text:s text:c="4"/>}</text:span></text:span></text:p>
      <text:p text:style-name="P6"><text:span text:style-name="Основной_20_шрифт_20_абзаца"><text:span text:style-name="T2">};</text:span></text:span></text:p>
      <text:p text:style-name="P6"><text:span text:style-name="Основной_20_шрифт_20_абзаца"><text:span text:style-name="T2"/></text:span></text:p>
      <text:p text:style-name="P6"><text:span text:style-name="Основной_20_шрифт_20_абзаца"><text:span text:style-name="T2">gulp.task('grid', () =&gt; {</text:span></text:span></text:p>
      <text:p text:style-name="P6"><text:span text:style-name="Основной_20_шрифт_20_абзаца"><text:span text:style-name="T2"><text:s text:c="4"/>smartgrid('src/css/scss', smartGridConf);</text:span></text:span></text:p>
      <text:p text:style-name="P6"><text:span text:style-name="Основной_20_шрифт_20_абзаца"><text:span text:style-name="T2">});```</text:span></text:span></text:p>
      <text:p text:style-name="P6"><text:span text:style-name="Основной_20_шрифт_20_абзаца"><text:span text:style-name="T2">(edited)</text:span></text:span></text:p>
      <text:p text:style-name="P6"><text:span text:style-name="Основной_20_шрифт_20_абзаца"><text:span text:style-name="T2"/></text:span></text:p>
      <text:p text:style-name="P6"><text:span text:style-name="Основной_20_шрифт_20_абзаца"><text:span text:style-name="T2">2 Сгенерируй файл смарт грида</text:span></text:span></text:p>
      <text:p text:style-name="P6"><text:span text:style-name="Основной_20_шрифт_20_абзаца"><text:span text:style-name="T2">*gulp grid*</text:span></text:span></text:p>
      <text:p text:style-name="P6"><text:span text:style-name="Основной_20_шрифт_20_абзаца"><text:span text:style-name="T2"/></text:span></text:p>
      <text:p text:style-name="P6"><text:span text:style-name="Основной_20_шрифт_20_абзаца"><text:span text:style-name="T2">3 К контейнеру где нужно переставлять элементы пишем:</text:span></text:span></text:p>
      <text:p text:style-name="P6"><text:span text:style-name="Основной_20_шрифт_20_абзаца"><text:span text:style-name="T2">```.row-flex();</text:span></text:span></text:p>
      <text:p text:style-name="P6"><text:span text:style-name="Основной_20_шрифт_20_абзаца"><text:span text:style-name="T2">//и свойство распределения элементов в файле, например</text:span></text:span></text:p>
      <text:p text:style-name="P6"><text:span text:style-name="Основной_20_шрифт_20_абзаца"><text:span text:style-name="T2">justify-content: space-between;```</text:span></text:span></text:p>
      <text:p text:style-name="P6"><text:span text:style-name="Основной_20_шрифт_20_абзаца"><text:span text:style-name="T2"/></text:span></text:p>
      <text:p text:style-name="P6"><text:span text:style-name="Основной_20_шрифт_20_абзаца"><text:span text:style-name="T2">4 к элементам внутри контейнера</text:span></text:span></text:p>
      <text:p text:style-name="P6"><text:span text:style-name="Основной_20_шрифт_20_абзаца"><text:span text:style-name="T2">```.class_элемента {</text:span></text:span></text:p>
      <text:p text:style-name="P6"><text:span text:style-name="Основной_20_шрифт_20_абзаца"><text:span text:style-name="T2"><text:s text:c="8"/>.col(); // говорим у нам сетка на марджинах</text:span></text:span></text:p>
      <text:p text:style-name="P6"><text:span text:style-name="Основной_20_шрифт_20_абзаца"><text:span text:style-name="T2"><text:s text:c="8"/>.size(2); // этот элемент(или элементы) на самой большой ширине занимает 2 колонки</text:span></text:span></text:p>
      <text:p text:style-name="P6"><text:span text:style-name="Основной_20_шрифт_20_абзаца"><text:span text:style-name="T2"><text:s text:c="8"/>.size-md(12); // этот элемент(или элементы) на ширине md занимает 12 колонок</text:span></text:span></text:p>
      <text:p text:style-name="P6"><text:span text:style-name="Основной_20_шрифт_20_абзаца"><text:span text:style-name="T2">}```</text:span></text:span></text:p>
      <text:p text:style-name="P6"><text:span text:style-name="Основной_20_шрифт_20_абзаца"><text:span text:style-name="T2">(edited)</text:span></text:span></text:p>
      <text:p text:style-name="P6"><text:span text:style-name="Основной_20_шрифт_20_абзаца"><text:span text:style-name="T2"/></text:span></text:p>
      <text:p text:style-name="P6"><text:span text:style-name="Основной_20_шрифт_20_абзаца"><text:span text:style-name="T2">5 в случае если нужно поменять набор свойств делаем так:</text:span></text:span></text:p>
      <text:p text:style-name="P6"><text:span text:style-name="Основной_20_шрифт_20_абзаца"><text:span text:style-name="T2">```.class_элемента {</text:span></text:span></text:p>
      <text:p text:style-name="P6"><text:span text:style-name="Основной_20_шрифт_20_абзаца"><text:span text:style-name="T2"><text:s text:c="8"/>.md-block({ // на ширине md применить данные свойства к этому элементу</text:span></text:span></text:p>
      <text:p text:style-name="P6"><text:span text:style-name="Основной_20_шрифт_20_абзаца"><text:span text:style-name="T2"><text:s text:c="10"/>display: block;</text:span></text:span></text:p>
      <text:p text:style-name="P6"><text:span text:style-name="Основной_20_шрифт_20_абзаца"><text:span text:style-name="T2"><text:s text:c="10"/>text-align: center;</text:span></text:span></text:p>
      <text:p text:style-name="P6"><text:span text:style-name="Основной_20_шрифт_20_абзаца"><text:span text:style-name="T2"><text:s text:c="10"/>margin-top: 0;</text:span></text:span></text:p>
      <text:p text:style-name="P6"><text:span text:style-name="Основной_20_шрифт_20_абзаца"><text:span text:style-name="T2"><text:s text:c="8"/>});</text:span></text:span></text:p>
      <text:p text:style-name="P6"><text:span text:style-name="Основной_20_шрифт_20_абзаца"><text:span text:style-name="T2"><text:s text:c="8"/>.sm-block({ // на ширине sm применить данные свойства к этому элементу</text:span></text:span></text:p>
      <text:p text:style-name="P6"><text:span text:style-name="Основной_20_шрифт_20_абзаца"><text:span text:style-name="T2"><text:s text:c="10"/>width: 0;</text:span></text:span></text:p>
      <text:p text:style-name="P6"><text:span text:style-name="Основной_20_шрифт_20_абзаца"><text:span text:style-name="T2"><text:s text:c="10"/>margin: 0 auto;</text:span></text:span></text:p>
      <text:p text:style-name="P6"><text:span text:style-name="Основной_20_шрифт_20_абзаца"><text:span text:style-name="T2"><text:s text:c="10"/>text-align: center;</text:span></text:span></text:p>
      <text:p text:style-name="P6"><text:span text:style-name="Основной_20_шрифт_20_абзаца"><text:span text:style-name="T2"><text:s text:c="10"/>display: inline;</text:span></text:span></text:p>
      <text:p text:style-name="P6"><text:span text:style-name="Основной_20_шрифт_20_абзаца"><text:span text:style-name="T2"><text:s text:c="8"/>});</text:span></text:span></text:p>
      <text:p text:style-name="P6"><text:soft-page-break/><text:span text:style-name="Основной_20_шрифт_20_абзаца"><text:span text:style-name="T2">}```</text:span></text:span></text:p>
      <text:p text:style-name="P6"><text:span text:style-name="Основной_20_шрифт_20_абзаца"><text:span text:style-name="T2">***еще перед началом нужно использовать .reset(); // сброс настроек браузера для css</text:span></text:span></text:p>
      <text:p text:style-name="P6"><text:span text:style-name="Основной_20_шрифт_20_абзаца"><text:span text:style-name="T2">***и к ширине сайта можно применить <text:s/>.wrapper(); // создаем центрующий блок</text:span></text:span></text:p>
      <text:p text:style-name="P6"><text:span text:style-name="Основной_20_шрифт_20_абзаца"><text:span text:style-name="T2">ну в принципе ты это сделал</text:span></text:span></text:p>
      <text:p text:style-name="P6"><text:span text:style-name="Основной_20_шрифт_20_абзаца"><text:span text:style-name="T2">и установи плагины:</text:span></text:span></text:p>
      <text:p text:style-name="P6"><text:span text:style-name="Основной_20_шрифт_20_абзаца"><text:span text:style-name="T2">*gulp-concat* // объединит файлы js и css(less) в один</text:span></text:span></text:p>
      <text:p text:style-name="P6"><text:span text:style-name="Основной_20_шрифт_20_абзаца"><text:span text:style-name="T9">*gulp-group-css-media-queries* // объединит все одноширинные запросы(media-queries) что бы не создавать кучу все вопхнет в один media-queries</text:span></text:span></text:p>
      <text:p text:style-name="P6"><text:span text:style-name="Основной_20_шрифт_20_абзаца"><text:span text:style-name="T9">*gulp-sourcemaps* // укажет путь к строке твоего less</text:span></text:span></text:p>
      <text:p text:style-name="P6"><text:span text:style-name="Основной_20_шрифт_20_абзаца"><text:span text:style-name="T9">*gulp-imagemin* // оптимизирует jpeg png файлы для браузеров</text:span></text:span></text:p>
      <text:p text:style-name="P6"><text:span text:style-name="Основной_20_шрифт_20_абзаца"><text:span text:style-name="T10">*gulp-clean-css* // очистит css от пробелов комментов и пр. в общем ужмет</text:span></text:span></text:p>
      <text:p text:style-name="P6"><text:span text:style-name="Основной_20_шрифт_20_абзаца"><text:span text:style-name="T10">*gulp-htmlmin* // минификация html</text:span></text:span></text:p>
      <text:p text:style-name="P6"><text:span text:style-name="Основной_20_шрифт_20_абзаца"><text:span text:style-name="T9">*gulp-rename* // удобно создавать минифайлы типа: main.min.js</text:span></text:span></text:p>
      <text:p text:style-name="P6"><text:span text:style-name="Основной_20_шрифт_20_абзаца"><text:span text:style-name="T9">*gulp-babel* // преобразует es6 в es5 (edited)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2">еще если нужно в смарт грид отступить одно или несколько колонок, делаем так:</text:span></text:span></text:p>
      <text:p text:style-name="P6"><text:span text:style-name="Основной_20_шрифт_20_абзаца"><text:span text:style-name="T2">.shift-left — Отступ слева</text:span></text:span></text:p>
      <text:p text:style-name="P6"><text:span text:style-name="Основной_20_шрифт_20_абзаца"><text:span text:style-name="T2">.shift-md-right — Отступ справа на md ширине</text:span></text:span></text:p>
      <text:p text:style-name="P6"><text:span text:style-name="Основной_20_шрифт_20_абзаца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AN</meta:initial-creator>
    <meta:creation-date>2018-11-27T22:21:00Z</meta:creation-date>
    <dc:date>2018-12-17T22:49:54.476480004</dc:date>
    <meta:editing-cycles>12</meta:editing-cycles>
    <meta:editing-duration>PT7H56M3S</meta:editing-duration>
    <meta:document-statistic meta:table-count="0" meta:image-count="0" meta:object-count="0" meta:page-count="3" meta:paragraph-count="103" meta:word-count="419" meta:character-count="3190" meta:non-whitespace-character-count="2460"/>
    <meta:template xlink:type="simple" xlink:actuate="onRequest" xlink:title="" xlink:href="Normal"/>
  </office:meta>
</office:document-meta>
</file>